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Courier New" svg:font-family="'Courier New'" style:font-adornments="Standard" style:font-family-generic="modern" style:font-pitch="fixed"/>
  </office:font-face-decls>
  <office:automatic-styles>
    <style:style style:name="Sect1" style:family="section">
      <style:section-properties style:editable="false">
        <style:columns fo:column-count="1" fo:column-gap="0cm"/>
      </style:section-properties>
    </style:style>
  </office:automatic-styles>
  <office:body>
    <office:text text:use-soft-page-breaks="true">
      <text:p text:style-name="Title">Hal Spacejock book one - Sample yWriter Project</text:p>
      <text:p text:style-name="Subtitle">Simon Haynes</text:p>
      <text:h text:style-name="Heading_20_1" text:outline-level="1">Part 1</text:h>
      <text:h text:style-name="Heading_20_2" text:outline-level="2">Chapter 1</text:h>
      <text:p text:style-name="Text_20_body"><office:annotation>
<dc:creator>scene title</dc:creator>
<text:p>- Meet Hal, threatened by Vurdi</text:p>
</office:annotation>Hal Spacejock was sitting at the Black Gull's flight console, his attention riveted to a small chessboard balanced amongst the toggle switches, flashing lights and status displays. a few weeks earlier he'd read an article extolling the benefits of the ancient game: how playing it would sharpen his mind, improve his memory and increase his attraction to the opposite sex. Chess had been an important part of his daily routine ever since, but after two hundred and seventy-six losses in a row Hal was beginning to doubt the article's claims. He didn't feel any smarter and he couldn't remember the last time he'd spoken to a member of the opposite sex, let alone had one attracted to him. Briefly, he wondered whether it had been such a clever idea to play against the Navcom, the Black Gull's onboard computer. Underpowered and outdated, it was still more than capable of running the ship's accounts, navigation and life support systems while beating humans at simple board games. However, since Hal was the only human aboard the Black Gull, his choice of opponents was limited.</text:p>
      <text:p text:style-name="First_20_line_20_indent">"Your turn," said the Navcom, in a neutral female voice.</text:p>
      <text:p text:style-name="First_20_line_20_indent">"I'm thinking."</text:p>
      <text:p text:style-name="First_20_line_20_indent">"While you're planning your opening move, can I tell you about a special offer?"</text:p>
      <text:p text:style-name="First_20_line_20_indent">"What kind of offer?" asked Hal suspiciously.</text:p>
      <text:p text:style-name="First_20_line_20_indent">"Planet books have a chess title on sale."</text:p>
      <text:p text:style-name="First_20_line_20_indent">"Really? Put it on main."</text:p>
      <text:p text:style-name="First_20_line_20_indent">The wide viewscreen above the console turned red, and the word 'SaLE' appeared in vibrating yellow text. <office:annotation><dc:creator>Simon Haynes</dc:creator><text:p> this is the author's first note </text:p></office:annotation>The letters grew legs and marched off the screen, bringing a wire basket on wheels into view.</text:p>
      <text:p text:style-name="First_20_line_20_indent">"I don't need all this crap," said Hal. "Just show me the deal."</text:p>
      <text:p text:style-name="First_20_line_20_indent">"Almost there," said the Navcom. "Keep watching."</text:p>
      <text:p text:style-name="First_20_line_20_indent">A flock of pigeons burst from the basket, leaving a tumbling cloud of feathers which dropped to the ground and formed the words 'Special Offer'. a gust of wind blew the feathers away, and a book title flashed up on the screen.</text:p>
      <text:p text:style-name="First_20_line_20_indent">"Chess for the intellectually challenged?" said Hal, staring at the cover in disbelief. "Is this some kind of joke?"</text:p>
      <text:p text:style-name="First_20_line_20_indent">"It's part of a popular series," said the Navcom.</text:p>
      <text:p text:style-name="First_20_line_20_indent">"What are the others? Interstellar navigation for nutters? Moon landings for morons?"</text:p>
      <text:p text:style-name="First_20_line_20_indent">"Shall I add those titles to your basket?"</text:p>
      <text:p text:style-name="First_20_line_20_indent"/>
      <text:p text:style-name="First_20_line_20_indent">. . .</text:p>
      <text:h text:style-name="Heading_20_2" text:outline-level="2">Chapter 2</text:h>
      <text:p text:style-name="Text_20_body"><office:annotation>
<dc:creator>scene title</dc:creator>
<text:p>- Jerling buys team. Discusses Seraph.</text:p>
</office:annotation>On planet Forg, a small crowd had gathered outside the local sky hockey stadium. South Forgberg was not a prosperous area - the semi-detached houses were modest and the residents faced a constant struggle to live within their means. It was unusual to see building work or renovations, so the extensive refurbishment to the decrepit old stadium had been a talking point for months.</text:p>
      <text:p text:style-name="First_20_line_20_indent">. . .</text:p>
      <text:p/>
      <text:p text:style-name="Text_20_body"><office:annotation>
<dc:creator>scene title</dc:creator>
<text:p>- Hal takes a call from Jerling</text:p>
</office:annotation>Hal was pacing the Black Gull's flight deck, ready to put his fist through the nearest wall. "What do you mean, you can't call Jerling back? What do you mean you didn't save his details?"</text:p>
      <text:p text:style-name="First_20_line_20_indent">"I erased the record after you turned the job down."</text:p>
      <text:p text:style-name="First_20_line_20_indent">"So look it up again!"</text:p>
      <text:p text:style-name="First_20_line_20_indent">"Negative, we can't afford the search fees." The Navcom hesitated. "Incidentally, it's your move."</text:p>
      <text:p text:style-name="First_20_line_20_indent">"How can you think of a bloody chess game at a time like this?"</text:p>
      <text:p text:style-name="First_20_line_20_indent">"You're only saying that because you're losing."</text:p>
      <text:p text:style-name="First_20_line_20_indent"/>
      <text:p text:style-name="First_20_line_20_indent">. . .</text:p>
      <text:h text:style-name="Heading_20_2" text:outline-level="2">Chapter 3</text:h>
      <text:p text:style-name="Text_20_body"><office:annotation>
<dc:creator>scene title</dc:creator>
<text:p>- Clunk arrives</text:p>
</office:annotation>"No sign of Jerling's pilot," said Hal, who was standing in the Black Gull's airlock peering through a scratched, yellowed porthole. He cupped his hands to the plastic and squinted, but it made little difference. "There could be an army out there and I wouldn't know it."</text:p>
      <text:p text:style-name="First_20_line_20_indent">"Why don't you open the door?" asked the Navcom.</text:p>
      <text:p text:style-name="First_20_line_20_indent">"No thanks. Vurdi's robot might be hanging around."</text:p>
      <text:p text:style-name="First_20_line_20_indent"/>
      <text:p text:style-name="First_20_line_20_indent">. . .</text:p>
      <text:h text:style-name="Heading_20_2" text:outline-level="2">Chapter 4</text:h>
      <text:p text:style-name="Text_20_body"><office:annotation>
<dc:creator>scene title</dc:creator>
<text:p>- Hal going to port control</text:p>
</office:annotation>Hal emerged from the Black Gull's airlock, blinking in the sudden light. On the far side of the landing field the sun was setting behind the Lamira spaceport's administration block, which shimmered in the late afternoon heat. Clustered around the spaceport buildings were the 'A' list - modern, powerful ships fitted with every comfort. Parked close to the amenities, their crews could dine at one of several restaurants, enjoy the heated swimming pool and browse the shopping arcade at their leisure.</text:p>
      <text:p text:style-name="First_20_line_20_indent">Hal's ship was somewhat further down the alphabet, and was therefore sitting in a disused corner of the field about as far from the amenities as the nearest moon. The area around the <text:span text:style-name="Emphasis">Black Gull</text:span> was little more than a graveyard for derelicts, and most of the landing pads nearby were occupied by graffiti-splashed wrecks with jagged gaps in their crumpled hulls. Some of the ships seemed familiar, and when Hal looked closer he realised the rusted hulks were Rigel-class freighters like his own. One or two were actually in better shape.</text:p>
      <text:p text:style-name="First_20_line_20_indent"/>
      <text:p text:style-name="First_20_line_20_indent">. . .</text:p>
      <text:p/>
      <text:p text:style-name="Text_20_body"><office:annotation>
<dc:creator>scene title</dc:creator>
<text:p>- Clunk checking computer for Incubots.</text:p>
</office:annotation>Clunk dropped the last chess piece into the small wooden box and looked around the flight deck. Despite his best efforts with the mop, it didn't look particularly clean, but compared to its previous state it was as sterile as a hospital ward. After a moment's hesitation, he sat in the pilot's chair. "Navcom, do you have a business directory?"</text:p>
      <text:p text:style-name="First_20_line_20_indent">"Yes."</text:p>
      <text:p text:style-name="First_20_line_20_indent">"Run a search, please. All details on a company called Incubots."</text:p>
      <text:p text:style-name="First_20_line_20_indent">There was a brief pause. "Owned by Redge Muller. Incubots specialises in robot programming and advanced pilot training."</text:p>
      <text:p text:style-name="First_20_line_20_indent">Clunk looked relieved. "So that's what Mr. Jerling has in store for me. When I questioned him on the subject he was rather evasive."</text:p>
      <text:p text:style-name="First_20_line_20_indent">"Humans tell lies about the most trivial matters."</text:p>
      <text:p text:style-name="First_20_line_20_indent"/>
      <text:p text:style-name="First_20_line_20_indent">. . .</text:p>
      <text:p/>
      <text:p text:style-name="Text_20_body"><office:annotation>
<dc:creator>scene title</dc:creator>
<text:p>- Hal talking to the Portmaster</text:p>
</office:annotation>Hal left the maintenance vehicle in the spaceport's outer carpark and walked to the admin block. An information kiosk directed him to an elevator, where he pressed the button marked 'Portmaster'.</text:p>
      <text:p text:style-name="First_20_line_20_indent">Hal watched the floor numbers changing as he dropped further and further underground. He'd expected the Portmaster to have a spacious office with a view of the whole landing field, but instead he seemed to have an office in the basement. Below the basement, amended Hal, eying the elevator's control panel. He'd passed that already.</text:p>
      <text:p text:style-name="First_20_line_20_indent"/>
      <text:p text:style-name="First_20_line_20_indent">. . .</text:p>
      <text:p/>
      <text:p text:style-name="Text_20_body"><office:annotation>
<dc:creator>scene title</dc:creator>
<text:p>- Clunk takes call from Hal. Calls Jerling. Fire.</text:p>
</office:annotation>"Simulation suspended, incoming message."</text:p>
      <text:p text:style-name="First_20_line_20_indent">The cloud cities of Aklam faded from Clunk's vision. "What?"</text:p>
      <text:p text:style-name="First_20_line_20_indent">"Incoming message."</text:p>
      <text:p text:style-name="First_20_line_20_indent">"Are we meant to answer it?"</text:p>
      <text:p text:style-name="First_20_line_20_indent">"It's Mr. Spacejock," said the Navcom.</text:p>
      <text:p text:style-name="First_20_line_20_indent">Clunk sat up straight. "Please open the connection."</text:p>
      <text:p text:style-name="First_20_line_20_indent">"Hey, robot!" called Hal.</text:p>
      <text:p text:style-name="First_20_line_20_indent">"Yes, sir?"</text:p>
      <text:p text:style-name="First_20_line_20_indent">"Call Jerling and get me a loan. I need three hundred in cash for landing fees and fuel."</text:p>
      <text:p text:style-name="First_20_line_20_indent">"I don't think he'll lend you any money," said Clunk dubiously.</text:p>
      <text:p text:style-name="First_20_line_20_indent">. . .</text:p>
      <text:h text:style-name="Heading_20_2" text:outline-level="2">Chapter 5</text:h>
      <text:p text:style-name="Text_20_body"><office:annotation>
<dc:creator>scene title</dc:creator>
<text:p>- Clunk calls, the landing field is on fire. Hal tells him to sit tight.</text:p>
</office:annotation>Portmaster Linten studied Hal across the desk, eyes narrowed. "Are you telling me this Jerling character will pay your bill?"</text:p>
      <text:p text:style-name="First_20_line_20_indent">"He has to. I can't deliver his cargo if the Gull is stuck here, can I?"</text:p>
      <text:p text:style-name="First_20_line_20_indent">The commset buzzed and Linten leant forward. "Yes?"</text:p>
      <text:p text:style-name="First_20_line_20_indent">There was a crackling sound. "Help! Fire!" said a voice over the noise.</text:p>
      <text:p text:style-name="First_20_line_20_indent">"Who is this? What are you talking about?"</text:p>
      <text:p text:style-name="First_20_line_20_indent">"The grass is burning," cried the voice. <office:annotation><dc:creator>Simon Haynes</dc:creator><text:p> the author's second note ...</text:p></office:annotation> "There's a fire on the landing field!"</text:p>
      <text:p text:style-name="First_20_line_20_indent">"Which pad?"</text:p>
      <text:p text:style-name="First_20_line_20_indent">"Fifty-two," said Hal, smothering a grin. "That's Clunk." He leant towards the commset. "Clunk, is the ship in danger from this, er, fire?"</text:p>
      <text:p text:style-name="First_20_line_20_indent">"Not yet, Mr Spacejock, but it soon will be. Would you like me to move it out of the way?"</text:p>
      <text:p text:style-name="First_20_line_20_indent">"You keep your hands off the controls. I'll be there in a tick."</text:p>
      <text:p text:style-name="First_20_line_20_indent">"You'll have to hurry, the fire's right up to the refuelling cluster. If that explodes--"</text:p>
      <text:p text:style-name="First_20_line_20_indent"/>
      <text:p text:style-name="First_20_line_20_indent">. . .</text:p>
      <text:p/>
      <text:p text:style-name="Text_20_body"><office:annotation>
<dc:creator>scene title</dc:creator>
<text:p>- Clunk fighting the fire, ends up face-down</text:p>
</office:annotation>"Deploy fire hose!" shouted Clunk.</text:p>
      <text:p text:style-name="First_20_line_20_indent">"Deploying." There was a whining sound outside the hull, which stopped with a sharp crack.</text:p>
      <text:p text:style-name="First_20_line_20_indent">"What was that?"</text:p>
      <text:p text:style-name="First_20_line_20_indent">"The reel just fell off," said the Navcom.</text:p>
      <text:p text:style-name="First_20_line_20_indent"/>
      <text:p text:style-name="First_20_line_20_indent">. . .</text:p>
      <text:h text:style-name="Heading_20_2" text:outline-level="2">Chapter 6</text:h>
      <text:p text:style-name="Text_20_body"><office:annotation>
<dc:creator>scene title</dc:creator>
<text:p>- Hal gets to the ship and lifts off.</text:p>
</office:annotation></text:p>
      <text:h text:style-name="Heading_20_2" text:outline-level="2">Chapter 7</text:h>
      <text:p text:style-name="Text_20_body"><office:annotation>
<dc:creator>scene title</dc:creator>
<text:p>- Hal finds Clunk on rope, falls out after him.</text:p>
</office:annotation></text:p>
      <text:h text:style-name="Heading_20_2" text:outline-level="2">Chapter 8</text:h>
      <text:p text:style-name="Text_20_body"><office:annotation>
<dc:creator>scene title</dc:creator>
<text:p>- Climb up rope to safety. Back in ship for hyperspace.</text:p>
</office:annotation></text:p>
      <text:h text:style-name="Heading_20_2" text:outline-level="2">Chapter 9</text:h>
      <text:p text:style-name="Text_20_body"><office:annotation>
<dc:creator>scene title</dc:creator>
<text:p>- In his office. Gordon OKs the deal</text:p>
</office:annotation></text:p>
      <text:h text:style-name="Heading_20_2" text:outline-level="2">Chapter 10</text:h>
      <text:p text:style-name="Text_20_body"><office:annotation>
<dc:creator>scene title</dc:creator>
<text:p>- Exits the ship to meet Bevan</text:p>
</office:annotation></text:p>
      <text:h text:style-name="Heading_20_2" text:outline-level="2">Chapter 11</text:h>
      <text:p text:style-name="Text_20_body"><office:annotation>
<dc:creator>scene title</dc:creator>
<text:p>- Getting food out. Frozen puddings.</text:p>
</office:annotation></text:p>
      <text:p/>
      <text:p text:style-name="Text_20_body"><office:annotation>
<dc:creator>scene title</dc:creator>
<text:p>- Says goodbye to Clunk</text:p>
</office:annotation></text:p>
      <text:h text:style-name="Heading_20_2" text:outline-level="2">Chapter 12</text:h>
      <text:p text:style-name="Text_20_body"><office:annotation>
<dc:creator>scene title</dc:creator>
<text:p>- Hal depressed. No escape from here.</text:p>
</office:annotation></text:p>
      <text:p/>
      <text:p text:style-name="Text_20_body"><office:annotation>
<dc:creator>scene title</dc:creator>
<text:p>- Lighten the ship. Preparing for liftoff.</text:p>
</office:annotation></text:p>
      <text:h text:style-name="Heading_20_2" text:outline-level="2">Chapter 13</text:h>
      <text:p text:style-name="Text_20_body"><office:annotation>
<dc:creator>scene title</dc:creator>
<text:p>- Karl and Terry awaiting Hal. They take a call from their spy, intercept is at the orbiter.</text:p>
</office:annotation></text:p>
      <text:h text:style-name="Heading_20_2" text:outline-level="2">Chapter 14</text:h>
      <text:h text:style-name="Heading_20_2" text:outline-level="2">Chapter 15</text:h>
      <text:p text:style-name="Text_20_body"><office:annotation>
<dc:creator>scene title</dc:creator>
<text:p>- Karl waiting impatiently</text:p>
</office:annotation></text:p>
      <text:p/>
      <text:p text:style-name="Text_20_body"><office:annotation>
<dc:creator>scene title</dc:creator>
<text:p>- Karl and Terry confused about 'Chunk'</text:p>
</office:annotation></text:p>
      <text:h text:style-name="Heading_20_2" text:outline-level="2">Chapter 16</text:h>
      <text:p text:style-name="Text_20_body"><office:annotation>
<dc:creator>scene title</dc:creator>
<text:p>- Clunk slips out the back.</text:p>
</office:annotation></text:p>
      <text:p/>
      <text:p text:style-name="Text_20_body"><office:annotation>
<dc:creator>scene title</dc:creator>
<text:p>- Karl and Terry waiting.</text:p>
</office:annotation></text:p>
      <text:h text:style-name="Heading_20_2" text:outline-level="2">Chapter 17</text:h>
      <text:p text:style-name="Text_20_body"><office:annotation>
<dc:creator>scene title</dc:creator>
<text:p>- Clunk in orbit</text:p>
</office:annotation></text:p>
      <text:p/>
      <text:p text:style-name="Text_20_body"><office:annotation>
<dc:creator>scene title</dc:creator>
<text:p>- Clunk uses cylinder</text:p>
</office:annotation></text:p>
      <text:h text:style-name="Heading_20_1" text:outline-level="1">Part 2</text:h>
      <text:h text:style-name="Heading_20_2" text:outline-level="2">Chapter 18</text:h>
      <text:p text:style-name="Text_20_body"><office:annotation>
<dc:creator>scene title</dc:creator>
<text:p>- Terry places the 'bomb'</text:p>
</office:annotation></text:p>
      <text:p/>
      <text:p text:style-name="Text_20_body"><office:annotation>
<dc:creator>scene title</dc:creator>
<text:p>- Hal buys food</text:p>
</office:annotation></text:p>
      <text:h text:style-name="Heading_20_2" text:outline-level="2">Chapter 19</text:h>
      <text:p text:style-name="Text_20_body"><office:annotation>
<dc:creator>scene title</dc:creator>
<text:p>- Karl leaves a note, takes Clunk.</text:p>
</office:annotation></text:p>
      <text:p/>
      <text:p text:style-name="Text_20_body"><office:annotation>
<dc:creator>scene title</dc:creator>
<text:p>- Hal about to hyperspace.</text:p>
</office:annotation></text:p>
      <text:h text:style-name="Heading_20_2" text:outline-level="2">Chapter 20</text:h>
      <text:p text:style-name="Text_20_body"><office:annotation>
<dc:creator>scene title</dc:creator>
<text:p>- Hal gets real Jerling's call. Has to get cargo and robot back.</text:p>
</office:annotation></text:p>
      <text:p/>
      <text:p text:style-name="Text_20_body"><office:annotation>
<dc:creator>scene title</dc:creator>
<text:p>- Hal sets course for Forg.</text:p>
</office:annotation></text:p>
      <text:p/>
      <text:p text:style-name="Text_20_body"><office:annotation>
<dc:creator>scene title</dc:creator>
<text:p>- Land on Forg, in rubbish.</text:p>
</office:annotation></text:p>
      <text:h text:style-name="Heading_20_2" text:outline-level="2">Chapter 21</text:h>
      <text:p text:style-name="Text_20_body"><office:annotation>
<dc:creator>scene title</dc:creator>
<text:p>- Hal rents a car in Jerling's name and heads towards Forgberg and the Casino.</text:p>
</office:annotation></text:p>
      <text:p/>
      <text:p text:style-name="Text_20_body"><office:annotation>
<dc:creator>scene title</dc:creator>
<text:p>- Hal after almost running Clunk down. Picks him up.</text:p>
</office:annotation></text:p>
      <text:h text:style-name="Heading_20_2" text:outline-level="2">Chapter 22</text:h>
      <text:p text:style-name="Text_20_body"><office:annotation>
<dc:creator>scene title</dc:creator>
<text:p>- Find car, go to find clothes.</text:p>
</office:annotation></text:p>
      <text:h text:style-name="Heading_20_2" text:outline-level="2">Chapter 23</text:h>
      <text:p text:style-name="Text_20_body"><office:annotation>
<dc:creator>scene title</dc:creator>
<text:p>- Hal sells Clunk</text:p>
</office:annotation></text:p>
      <text:h text:style-name="Heading_20_2" text:outline-level="2">Chapter 24</text:h>
      <text:p text:style-name="Text_20_body"><office:annotation>
<dc:creator>scene title</dc:creator>
<text:p>- Hal annoyed at Clunk for buying only the best.</text:p>
</office:annotation></text:p>
      <text:p/>
      <text:p text:style-name="Text_20_body"><office:annotation>
<dc:creator>scene title</dc:creator>
<text:p>- Clunk gambling. Fight with human couple.</text:p>
</office:annotation></text:p>
      <text:p/>
      <text:p text:style-name="Text_20_body"><office:annotation>
<dc:creator>scene title</dc:creator>
<text:p>- Sitting on the steps, battered and bruised. Limo arrives for Karl.</text:p>
</office:annotation></text:p>
      <text:h text:style-name="Heading_20_2" text:outline-level="2">Chapter 25</text:h>
      <text:p text:style-name="Text_20_body"><office:annotation>
<dc:creator>scene title</dc:creator>
<text:p>- Clunk travelling on the back of Karl's limo</text:p>
</office:annotation></text:p>
      <text:p/>
      <text:p text:style-name="Text_20_body"><office:annotation>
<dc:creator>scene title</dc:creator>
<text:p>- Clunk sees Hal catching up again. Limo stops.</text:p>
</office:annotation></text:p>
      <text:h text:style-name="Heading_20_2" text:outline-level="2">Chapter 26</text:h>
      <text:p text:style-name="Text_20_body"><office:annotation>
<dc:creator>scene title</dc:creator>
<text:p>- Clunk uploads the Navcom into the ship.</text:p>
</office:annotation></text:p>
      <text:h text:style-name="Heading_20_2" text:outline-level="2">Chapter 27</text:h>
      <text:p text:style-name="Text_20_body"><office:annotation>
<dc:creator>scene title</dc:creator>
<text:p>- The shop robots want Clunk to escape with them. Mention Hal's capture.</text:p>
</office:annotation></text:p>
      <text:p/>
      <text:p text:style-name="Text_20_body"><office:annotation>
<dc:creator>scene title</dc:creator>
<text:p>- Clunk steals armoured car, drives it into the house.</text:p>
</office:annotation></text:p>
      <text:h text:style-name="Heading_20_2" text:outline-level="2">Chapter 28</text:h>
      <text:p text:style-name="Text_20_body"><office:annotation>
<dc:creator>scene title</dc:creator>
<text:p>- Karl and Terry take the limo</text:p>
</office:annotation></text:p>
      <text:p/>
      <text:p text:style-name="Text_20_body"><office:annotation>
<dc:creator>scene title</dc:creator>
<text:p>- Karl and Terry overtake and head for Spaceport. Looking for Volante.</text:p>
</office:annotation></text:p>
      <text:h text:style-name="Heading_20_2" text:outline-level="2">Chapter 29</text:h>
      <text:p text:style-name="Text_20_body"><office:annotation>
<dc:creator>scene title</dc:creator>
<text:p>- Hal and Clunk fleeing in Gull</text:p>
</office:annotation></text:p>
      <text:p/>
      <text:p text:style-name="Text_20_body"><office:annotation>
<dc:creator>scene title</dc:creator>
<text:p>- Clunk wants to throw stuff at the flyer</text:p>
</office:annotation></text:p>
      <text:p/>
      <text:p text:style-name="Text_20_body"><office:annotation>
<dc:creator>scene title</dc:creator>
<text:p>- Hal fetches the puddings.</text:p>
</office:annotation></text:p>
      <text:h text:style-name="Heading_20_2" text:outline-level="2">Chapter 30</text:h>
      <text:p text:style-name="Text_20_body"><office:annotation>
<dc:creator>scene title</dc:creator>
<text:p>- Hal yells at Jerling, then cargo arrives on truck.</text:p>
</office:annotation></text:p>
      <text:p/>
      <text:p text:style-name="Text_20_body"><office:annotation>
<dc:creator>scene title</dc:creator>
<text:p>- Clunk outside, depressed.</text:p>
</office:annotation></text:p>
      <text:p/>
      <text:p text:style-name="Text_20_body"><office:annotation>
<dc:creator>scene title</dc:creator>
<text:p>- Karl bursts in, armed.</text:p>
</office:annotation></text:p>
      <text:h text:style-name="Heading_20_2" text:outline-level="2">Chapter 31</text:h>
      <text:p text:style-name="Text_20_body"><office:annotation>
<dc:creator>scene title</dc:creator>
<text:p>- Terry ties Hal in hold, leaves back doors open.</text:p>
</office:annotation></text:p>
      <text:p/>
      <text:p text:style-name="Text_20_body"><office:annotation>
<dc:creator>scene title</dc:creator>
<text:p>- Hal dodges Brutus, escapes the hold.</text:p>
</office:annotation></text:p>
      <text:h text:style-name="Heading_20_2" text:outline-level="2"/>
      <text:p text:style-name="Text_20_body"><office:annotation>
<dc:creator>scene title</dc:creator>
<text:p>- Black Gull hyperspaces to oblivion</text:p>
</office:annotation>This is the 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Arial" svg:font-family="'Arial'" style:font-family-generic="swiss"/>
    <style:font-face style:name="Courier New" svg:font-family="'Courier New'" style:font-adornments="Standard" style:font-family-generic="modern" style:font-pitch="fixed"/>
    <style:font-face style:name="Segoe UI" svg:font-family="'Segoe UI'"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de" fo:country="DE" style:letter-kerning="true" style:font-size-asian="10pt" style:language-asian="zxx" style:country-asian="none" style:font-size-complex="1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fo:color="#000000" style:font-name="Segoe UI" fo:font-size="10pt" fo:language="de" fo:country="DE" style:letter-kerning="true" style:font-name-asian="Segoe UI" style:font-size-asian="10pt" style:language-asian="zxx" style:country-asian="none" style:font-name-complex="Segoe UI" style:font-size-complex="1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0.73cm" style:page-number="auto"/>
      <style:text-properties style:font-name="Courier New" fo:font-size="12pt" fo:font-weight="normal"/>
    </style:style>
    <style:style style:name="Heading" style:family="paragraph" style:parent-style-name="Standard" style:next-style-name="Text_20_body" style:class="text" style:master-page-name="">
      <style:paragraph-properties fo:line-height="0.73cm" fo:text-align="center" style:justify-single-word="false" style:page-number="auto" fo:keep-with-next="always">
        <style:tab-stops/>
      </style:paragraph-properties>
    </style:style>
    <style:style style:name="Text_20_body" style:display-name="Text body" style:family="paragraph" style:parent-style-name="Standard" style:next-style-name="First_20_line_20_indent" style:class="text" style:master-page-name="">
      <style:paragraph-properties style:page-number="auto">
        <style:tab-stops/>
      </style:paragraph-properties>
    </style:style>
    <style:style style:name="List" style:family="paragraph" style:parent-style-name="Text_20_body" style:class="list">
      <style:text-properties fo:font-weight="normal"/>
    </style:style>
    <style:style style:name="Caption" style:family="paragraph" style:parent-style-name="Standard" style:class="extra">
      <style:paragraph-properties fo:margin-top="0.212cm" fo:margin-bottom="0.212cm"/>
    </style:style>
    <style:style style:name="Table" style:family="paragraph" style:parent-style-name="Caption" style:class="extra"/>
    <style:style style:name="Index" style:family="paragraph" style:parent-style-name="Standard" style:class="index"/>
    <style:style style:name="Heading_20_1" style:display-name="Heading 1" style:family="paragraph" style:parent-style-name="Heading" style:next-style-name="Text_20_body" style:default-outline-level="1" style:list-style-name="" style:class="text" style:master-page-name="">
      <style:paragraph-properties fo:margin-top="0.73cm" fo:margin-bottom="0.73cm" style:page-number="auto">
        <style:tab-stops/>
      </style:paragraph-properties>
      <style:text-properties fo:text-transform="uppercase" fo:font-weight="bold"/>
    </style:style>
    <style:style style:name="Heading_20_2" style:display-name="Heading 2" style:family="paragraph" style:parent-style-name="Heading" style:next-style-name="Text_20_body" style:default-outline-level="2" style:list-style-name="" style:class="text" style:master-page-name="">
      <style:paragraph-properties fo:margin-top="0.73cm" fo:margin-bottom="0.73cm" style:page-number="auto"/>
      <style:text-properties fo:font-weight="bold"/>
    </style:style>
    <style:style style:name="Heading_20_3" style:display-name="Heading 3" style:family="paragraph" style:parent-style-name="Heading" style:next-style-name="Text_20_body" style:default-outline-level="3" style:class="text" style:master-page-name="">
      <style:paragraph-properties fo:margin-top="0.73cm" fo:margin-bottom="0.73cm" style:page-number="auto"/>
      <style:text-properties fo:font-style="italic"/>
    </style:style>
    <style:style style:name="Heading_20_4" style:display-name="Heading 4" style:family="paragraph" style:parent-style-name="Heading" style:next-style-name="Text_20_body" style:default-outline-level="" style:list-style-name="" style:class="text" style:master-page-name="">
      <style:paragraph-properties fo:margin-top="0.73cm" fo:margin-bottom="0.73cm" style:page-number="auto"/>
    </style:style>
    <style:style style:name="Heading_20_5" style:display-name="Heading 5" style:family="paragraph" style:parent-style-name="Heading" style:next-style-name="Text_20_body" style:default-outline-level="5" style:list-style-name="" style:class="text"/>
    <style:style style:name="Heading_20_6" style:display-name="Heading 6" style:family="paragraph" style:parent-style-name="Heading" style:next-style-name="Text_20_body" style:default-outline-level="6" style:list-style-name="" style:class="text"/>
    <style:style style:name="Quotations" style:family="paragraph" style:parent-style-name="Text_20_body" style:class="html" style:master-page-name="">
      <style:paragraph-properties fo:margin="100%" fo:margin-left="0.499cm" fo:margin-right="0.499cm" fo:margin-top="0cm" fo:margin-bottom="0.499cm" fo:text-indent="0cm" style:auto-text-indent="false" style:page-number="auto"/>
    </style:style>
    <style:style style:name="Preformatted_20_Text" style:display-name="Preformatted Text" style:family="paragraph" style:parent-style-name="Standard" style:class="html">
      <style:paragraph-properties fo:margin-top="0cm" fo:margin-bottom="0cm"/>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style:text-properties fo:font-style="italic" fo:font-weight="bold"/>
    </style:style>
    <style:style style:name="Footnote" style:family="paragraph" style:parent-style-name="Standard" style:class="extra">
      <style:paragraph-properties fo:margin="100%" fo:margin-left="0.499cm" fo:margin-right="0cm" fo:margin-top="0cm" fo:margin-bottom="0cm" fo:text-indent="-0.499cm" style:auto-text-indent="false"/>
      <style:text-properties fo:font-size="10pt"/>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8.5cm" style:type="center"/>
          <style:tab-stop style:position="17.002cm" style:type="right"/>
        </style:tab-stops>
      </style:paragraph-properties>
      <style:text-properties fo:font-size="11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style>
    <style:style style:name="First_20_line_20_indent" style:display-name="First line indent" style:family="paragraph" style:parent-style-name="Text_20_body" style:class="text" style:master-page-name="">
      <style:paragraph-properties fo:margin="100%" fo:margin-left="0cm" fo:margin-right="0cm" fo:margin-top="0cm" fo:margin-bottom="0cm" fo:text-indent="0.499cm" style:auto-text-indent="false" style:page-number="auto"/>
    </style:style>
    <style:style style:name="Heading_20_7" style:display-name="Heading 7" style:family="paragraph" style:parent-style-name="Heading" style:next-style-name="Text_20_body" style:default-outline-level="7" style:list-style-name="" style:class="text"/>
    <style:style style:name="Heading_20_8" style:display-name="Heading 8" style:family="paragraph" style:parent-style-name="Heading" style:next-style-name="Text_20_body" style:default-outline-level="8" style:list-style-name="" style:class="text"/>
    <style:style style:name="Heading_20_9" style:display-name="Heading 9" style:family="paragraph" style:parent-style-name="Heading" style:next-style-name="Text_20_body" style:default-outline-level="9" style:list-style-name="" style:class="text"/>
    <style:style style:name="Heading_20_10" style:display-name="Heading 10" style:family="paragraph" style:parent-style-name="Heading" style:next-style-name="Text_20_body" style:default-outline-level="10" style:list-style-name="" style:class="text">
      <style:text-properties fo:font-size="75%" fo:font-weight="bold"/>
    </style:style>
    <style:style style:name="Title" style:family="paragraph" style:parent-style-name="Standard" style:next-style-name="Subtitle" style:class="chapter" style:master-page-name="">
      <style:paragraph-properties fo:margin-top="0cm" fo:margin-bottom="0.73cm" fo:text-align="center" style:justify-single-word="false" style:page-number="auto" fo:background-color="transparent" fo:padding="0cm" fo:border="none" text:number-lines="false" text:line-number="0">
        <style:tab-stops/>
        <style:background-image/>
      </style:paragraph-properties>
      <style:text-properties fo:text-transform="uppercase" fo:letter-spacing="normal" fo:font-weight="normal" style:letter-kerning="false"/>
    </style:style>
    <style:style style:name="Subtitle" style:family="paragraph" style:parent-style-name="Title" style:class="chapter" style:master-page-name="">
      <style:paragraph-properties fo:margin-top="0cm" fo:margin-bottom="0.73cm" style:page-number="auto"/>
      <style:text-properties fo:font-variant="normal" fo:text-transform="none" fo:letter-spacing="normal"/>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Numbering_20_1_20_Start" style:display-name="Numbering 1 Start" style:family="paragraph" style:parent-style-name="List" style:class="list">
      <style:paragraph-properties fo:margin="100%"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100%"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100%"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100%"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100%" fo:margin-left="0.998cm" fo:margin-right="0cm" fo:margin-top="0.423cm" fo:margin-bottom="0.212cm" fo:text-indent="-0.499cm" style:auto-text-indent="false"/>
    </style:style>
    <style:style style:name="Numbering_20_2" style:display-name="Numbering 2" style:family="paragraph" style:parent-style-name="List" style:class="list">
      <style:paragraph-properties fo:margin="100%" fo:margin-left="0.998cm" fo:margin-right="0cm" fo:margin-top="0cm" fo:margin-bottom="0.212cm" fo:text-indent="-0.499cm" style:auto-text-indent="false"/>
    </style:style>
    <style:style style:name="Numbering_20_2_20_End" style:display-name="Numbering 2 End" style:family="paragraph" style:parent-style-name="List" style:class="list">
      <style:paragraph-properties fo:margin="100%" fo:margin-left="0.998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100%" fo:margin-left="0.998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100%" fo:margin-left="1.498cm" fo:margin-right="0cm" fo:margin-top="0.423cm" fo:margin-bottom="0.212cm" fo:text-indent="-0.499cm" style:auto-text-indent="false"/>
    </style:style>
    <style:style style:name="Numbering_20_3" style:display-name="Numbering 3" style:family="paragraph" style:parent-style-name="List" style:class="list">
      <style:paragraph-properties fo:margin="100%" fo:margin-left="1.498cm" fo:margin-right="0cm" fo:margin-top="0cm" fo:margin-bottom="0.212cm" fo:text-indent="-0.499cm" style:auto-text-indent="false"/>
    </style:style>
    <style:style style:name="Numbering_20_3_20_End" style:display-name="Numbering 3 End" style:family="paragraph" style:parent-style-name="List" style:class="list">
      <style:paragraph-properties fo:margin="100%" fo:margin-left="1.498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100%" fo:margin-left="1.498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100%" fo:margin-left="1.997cm" fo:margin-right="0cm" fo:margin-top="0.423cm" fo:margin-bottom="0.212cm" fo:text-indent="-0.499cm" style:auto-text-indent="false"/>
    </style:style>
    <style:style style:name="Numbering_20_4" style:display-name="Numbering 4" style:family="paragraph" style:parent-style-name="List" style:class="list">
      <style:paragraph-properties fo:margin="100%" fo:margin-left="1.997cm" fo:margin-right="0cm" fo:margin-top="0cm" fo:margin-bottom="0.212cm" fo:text-indent="-0.499cm" style:auto-text-indent="false"/>
    </style:style>
    <style:style style:name="Numbering_20_4_20_End" style:display-name="Numbering 4 End" style:family="paragraph" style:parent-style-name="List" style:class="list">
      <style:paragraph-properties fo:margin="100%" fo:margin-left="1.997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100%" fo:margin-left="1.997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100%" fo:margin-left="2.496cm" fo:margin-right="0cm" fo:margin-top="0.423cm" fo:margin-bottom="0.212cm" fo:text-indent="-0.499cm" style:auto-text-indent="false"/>
    </style:style>
    <style:style style:name="Numbering_20_5" style:display-name="Numbering 5" style:family="paragraph" style:parent-style-name="List" style:class="list">
      <style:paragraph-properties fo:margin="100%" fo:margin-left="2.496cm" fo:margin-right="0cm" fo:margin-top="0cm" fo:margin-bottom="0.212cm" fo:text-indent="-0.499cm" style:auto-text-indent="false"/>
    </style:style>
    <style:style style:name="Numbering_20_5_20_End" style:display-name="Numbering 5 End" style:family="paragraph" style:parent-style-name="List" style:class="list">
      <style:paragraph-properties fo:margin="100%" fo:margin-left="2.496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100%" fo:margin-left="2.496cm" fo:margin-right="0cm" fo:margin-top="0cm" fo:margin-bottom="0.212cm" fo:text-indent="0cm" style:auto-text-indent="false"/>
    </style:style>
    <style:style style:name="List_20_1_20_Start" style:display-name="List 1 Start" style:family="paragraph" style:parent-style-name="List" style:class="list">
      <style:paragraph-properties fo:margin="100%" fo:margin-left="0.499cm" fo:margin-right="0cm" fo:margin-top="0.423cm" fo:margin-bottom="0.212cm" fo:text-indent="-0.499cm" style:auto-text-indent="false"/>
    </style:style>
    <style:style style:name="List_20_1" style:display-name="List 1" style:family="paragraph" style:parent-style-name="List" style:class="list">
      <style:paragraph-properties fo:margin="100%" fo:margin-left="0.499cm" fo:margin-right="0cm" fo:margin-top="0cm" fo:margin-bottom="0.212cm" fo:text-indent="-0.499cm" style:auto-text-indent="false"/>
    </style:style>
    <style:style style:name="List_20_1_20_End" style:display-name="List 1 End" style:family="paragraph" style:parent-style-name="List" style:class="list">
      <style:paragraph-properties fo:margin="100%"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100%"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100%" fo:margin-left="0.998cm" fo:margin-right="0cm" fo:margin-top="0.423cm" fo:margin-bottom="0.212cm" fo:text-indent="-0.499cm" style:auto-text-indent="false"/>
    </style:style>
    <style:style style:name="List_20_2" style:display-name="List 2" style:family="paragraph" style:parent-style-name="List" style:class="list">
      <style:paragraph-properties fo:margin="100%" fo:margin-left="0.998cm" fo:margin-right="0cm" fo:margin-top="0cm" fo:margin-bottom="0.212cm" fo:text-indent="-0.499cm" style:auto-text-indent="false"/>
    </style:style>
    <style:style style:name="List_20_2_20_End" style:display-name="List 2 End" style:family="paragraph" style:parent-style-name="List" style:class="list">
      <style:paragraph-properties fo:margin="100%" fo:margin-left="0.998cm" fo:margin-right="0cm" fo:margin-top="0cm" fo:margin-bottom="0.423cm" fo:text-indent="-0.499cm" style:auto-text-indent="false"/>
    </style:style>
    <style:style style:name="List_20_2_20_Cont." style:display-name="List 2 Cont." style:family="paragraph" style:parent-style-name="List" style:class="list">
      <style:paragraph-properties fo:margin="100%" fo:margin-left="0.998cm" fo:margin-right="0cm" fo:margin-top="0cm" fo:margin-bottom="0.212cm" fo:text-indent="0cm" style:auto-text-indent="false"/>
    </style:style>
    <style:style style:name="List_20_3_20_Start" style:display-name="List 3 Start" style:family="paragraph" style:parent-style-name="List" style:class="list">
      <style:paragraph-properties fo:margin="100%" fo:margin-left="1.498cm" fo:margin-right="0cm" fo:margin-top="0.423cm" fo:margin-bottom="0.212cm" fo:text-indent="-0.499cm" style:auto-text-indent="false"/>
    </style:style>
    <style:style style:name="List_20_3" style:display-name="List 3" style:family="paragraph" style:parent-style-name="List" style:class="list">
      <style:paragraph-properties fo:margin="100%" fo:margin-left="1.498cm" fo:margin-right="0cm" fo:margin-top="0cm" fo:margin-bottom="0.212cm" fo:text-indent="-0.499cm" style:auto-text-indent="false"/>
    </style:style>
    <style:style style:name="List_20_3_20_End" style:display-name="List 3 End" style:family="paragraph" style:parent-style-name="List" style:class="list">
      <style:paragraph-properties fo:margin="100%" fo:margin-left="1.498cm" fo:margin-right="0cm" fo:margin-top="0cm" fo:margin-bottom="0.423cm" fo:text-indent="-0.499cm" style:auto-text-indent="false"/>
    </style:style>
    <style:style style:name="List_20_3_20_Cont." style:display-name="List 3 Cont." style:family="paragraph" style:parent-style-name="List" style:class="list">
      <style:paragraph-properties fo:margin="100%" fo:margin-left="1.498cm" fo:margin-right="0cm" fo:margin-top="0cm" fo:margin-bottom="0.212cm" fo:text-indent="0cm" style:auto-text-indent="false"/>
    </style:style>
    <style:style style:name="List_20_4_20_Start" style:display-name="List 4 Start" style:family="paragraph" style:parent-style-name="List" style:class="list">
      <style:paragraph-properties fo:margin="100%" fo:margin-left="1.997cm" fo:margin-right="0cm" fo:margin-top="0.423cm" fo:margin-bottom="0.212cm" fo:text-indent="-0.499cm" style:auto-text-indent="false"/>
    </style:style>
    <style:style style:name="List_20_4" style:display-name="List 4" style:family="paragraph" style:parent-style-name="List" style:class="list">
      <style:paragraph-properties fo:margin="100%" fo:margin-left="1.997cm" fo:margin-right="0cm" fo:margin-top="0cm" fo:margin-bottom="0.212cm" fo:text-indent="-0.499cm" style:auto-text-indent="false"/>
    </style:style>
    <style:style style:name="List_20_4_20_End" style:display-name="List 4 End" style:family="paragraph" style:parent-style-name="List" style:class="list">
      <style:paragraph-properties fo:margin="100%" fo:margin-left="1.997cm" fo:margin-right="0cm" fo:margin-top="0cm" fo:margin-bottom="0.423cm" fo:text-indent="-0.499cm" style:auto-text-indent="false"/>
    </style:style>
    <style:style style:name="List_20_4_20_Cont." style:display-name="List 4 Cont." style:family="paragraph" style:parent-style-name="List" style:class="list">
      <style:paragraph-properties fo:margin="100%" fo:margin-left="1.997cm" fo:margin-right="0cm" fo:margin-top="0cm" fo:margin-bottom="0.212cm" fo:text-indent="0cm" style:auto-text-indent="false"/>
    </style:style>
    <style:style style:name="List_20_5_20_Start" style:display-name="List 5 Start" style:family="paragraph" style:parent-style-name="List" style:class="list">
      <style:paragraph-properties fo:margin="100%" fo:margin-left="2.496cm" fo:margin-right="0cm" fo:margin-top="0.423cm" fo:margin-bottom="0.212cm" fo:text-indent="-0.499cm" style:auto-text-indent="false"/>
    </style:style>
    <style:style style:name="List_20_5" style:display-name="List 5" style:family="paragraph" style:parent-style-name="List" style:class="list">
      <style:paragraph-properties fo:margin="100%" fo:margin-left="2.496cm" fo:margin-right="0cm" fo:margin-top="0cm" fo:margin-bottom="0.212cm" fo:text-indent="-0.499cm" style:auto-text-indent="false"/>
    </style:style>
    <style:style style:name="List_20_5_20_End" style:display-name="List 5 End" style:family="paragraph" style:parent-style-name="List" style:class="list">
      <style:paragraph-properties fo:margin="100%" fo:margin-left="2.496cm" fo:margin-right="0cm" fo:margin-top="0cm" fo:margin-bottom="0.423cm" fo:text-indent="-0.499cm" style:auto-text-indent="false"/>
    </style:style>
    <style:style style:name="List_20_5_20_Cont." style:display-name="List 5 Cont." style:family="paragraph" style:parent-style-name="List" style:class="list">
      <style:paragraph-properties fo:margin="100%" fo:margin-left="2.496cm" fo:margin-right="0cm" fo:margin-top="0cm" fo:margin-bottom="0.212cm" fo:text-indent="0cm" style:auto-text-indent="false"/>
    </style:style>
    <style:style style:name="Header" style:family="paragraph" style:parent-style-name="Standard" style:class="extra" style:master-page-name="">
      <style:paragraph-properties fo:text-align="end" style:justify-single-word="false" style:page-number="auto" fo:padding="0.049cm" fo:border-left="none" fo:border-right="none" fo:border-top="none" fo:border-bottom="0.002cm solid #000000" style:shadow="none">
        <style:tab-stops>
          <style:tab-stop style:position="8.5cm" style:type="center"/>
          <style:tab-stop style:position="17.002cm" style:type="right"/>
        </style:tab-stops>
      </style:paragraph-properties>
      <style:text-properties fo:font-variant="normal" fo:text-transform="none" fo:font-style="italic"/>
    </style:style>
    <style:style style:name="Header_20_left" style:display-name="Header left" style:family="paragraph" style:parent-style-name="Standard" style:class="extra">
      <style:paragraph-properties>
        <style:tab-stops>
          <style:tab-stop style:position="8.5cm" style:type="center"/>
          <style:tab-stop style:position="17.002cm" style:type="right"/>
        </style:tab-stops>
      </style:paragraph-properties>
    </style:style>
    <style:style style:name="Header_20_right" style:display-name="Head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left" style:display-name="Footer left" style:family="paragraph" style:parent-style-name="Standard" style:class="extra">
      <style:paragraph-properties>
        <style:tab-stops>
          <style:tab-stop style:position="8.5cm" style:type="center"/>
          <style:tab-stop style:position="17.002cm" style:type="right"/>
        </style:tab-stops>
      </style:paragraph-properties>
    </style:style>
    <style:style style:name="Footer_20_right" style:display-name="Footer right" style:family="paragraph" style:parent-style-name="Standard" style:class="extra">
      <style:paragraph-properties>
        <style:tab-stops>
          <style:tab-stop style:position="8.5cm" style:type="center"/>
          <style:tab-stop style:position="17.002cm" style:type="right"/>
        </style:tab-stops>
      </style:paragraph-properties>
    </style:style>
    <style:style style:name="Illustration" style:family="paragraph" style:parent-style-name="Caption" style:class="extra"/>
    <style:style style:name="Text" style:family="paragraph" style:parent-style-name="Caption" style:class="extra" style:master-page-name="">
      <style:paragraph-properties fo:margin-top="0.21cm" fo:margin-bottom="0.21cm" style:page-number="auto"/>
    </style:style>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fo:line-height="100%" text:number-lines="false" text:line-number="0"/>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style>
    <style:style style:name="Drawing" style:family="paragraph" style:parent-style-name="Caption" style:class="extra"/>
    <style:style style:name="Index_20_Heading" style:display-name="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Index_20_1" style:display-name="Index 1" style:family="paragraph" style:parent-style-name="Index" style:class="index">
      <style:paragraph-properties fo:margin="100%" fo:margin-left="0.499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style:text-properties fo:font-size="16pt" fo:font-weight="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998cm" fo:margin-right="0cm" fo:margin-top="0cm" fo:margin-bottom="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1.498cm" fo:margin-right="0cm" fo:margin-top="0cm" fo:margin-bottom="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1.997cm" fo:margin-right="0cm" fo:margin-top="0cm" fo:margin-bottom="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3.601cm"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2.496cm" fo:margin-right="0cm" fo:margin-top="0cm" fo:margin-bottom="0cm" fo:text-indent="0cm" style:auto-text-indent="false">
        <style:tab-stops>
          <style:tab-stop style:position="11.105cm"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2.995cm" fo:margin-right="0cm" fo:margin-top="0cm" fo:margin-bottom="0cm" fo:text-indent="0cm" style:auto-text-indent="false">
        <style:tab-stops>
          <style:tab-stop style:position="10.606cm"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3.494cm" fo:margin-right="0cm" fo:margin-top="0cm" fo:margin-bottom="0cm" fo:text-indent="0cm" style:auto-text-indent="false">
        <style:tab-stops>
          <style:tab-stop style:position="10.107cm"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3.993cm" fo:margin-right="0cm" fo:margin-top="0cm" fo:margin-bottom="0cm" fo:text-indent="0cm" style:auto-text-indent="false">
        <style:tab-stops>
          <style:tab-stop style:position="9.608cm"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4.493cm" fo:margin-right="0cm" fo:margin-top="0cm" fo:margin-bottom="0cm" fo:text-indent="0cm" style:auto-text-indent="false">
        <style:tab-stops>
          <style:tab-stop style:position="9.109cm"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yWriter_20_mark" style:display-name="yWriter mark" style:family="paragraph" style:parent-style-name="Standard" style:next-style-name="Standard" style:class="text">
      <style:text-properties fo:color="#008000" fo:font-size="10pt"/>
    </style:style>
    <style:style style:name="yWriter_20_mark_20_unused" style:display-name="yWriter mark unused" style:family="paragraph" style:parent-style-name="Standard" style:next-style-name="Standard" style:class="text">
      <style:text-properties fo:color="#808080" fo:font-size="10pt"/>
    </style:style>
    <style:style style:name="yWriter_20_mark_20_notes" style:display-name="yWriter mark notes" style:family="paragraph" style:parent-style-name="Standard" style:next-style-name="Standard" style:class="text">
      <style:text-properties fo:color="#0000FF" fo:font-size="10pt"/>
    </style:style>
    <style:style style:name="yWriter_20_mark_20_todo" style:display-name="yWriter mark todo" style:family="paragraph" style:parent-style-name="Standard" style:next-style-name="Standard" style:class="text">
      <style:text-properties fo:color="#B22222" fo:font-size="10pt"/>
    </style:style>
    <style:style style:name="Numbering_20_Symbols" style:display-name="Numbering Symbols" style:family="text"/>
    <style:style style:name="Bullet_20_Symbols" style:display-name="Bullet Symbols" style:family="text">
      <style:text-properties style:font-name="StarSymbol" fo:font-size="9pt"/>
    </style:style>
    <style:style style:name="Emphasis" style:family="text">
      <style:text-properties fo:font-style="italic" fo:background-color="transparent"/>
    </style:style>
    <style:style style:name="Strong_20_Emphasis" style:display-name="Strong Emphasis" style:family="text">
      <style:text-properties fo:text-transform="uppercase"/>
    </style:style>
    <style:style style:name="Citation" style:family="text">
      <style:text-properties fo:font-style="italic"/>
    </style:style>
    <style:style style:name="Teletype" style:family="text">
      <style:text-properties style:font-name="Cumberland" style:font-name-asian="Cumberland" style:font-name-complex="Cumberlan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text-properties style:font-name="Courier New" fo:font-size="8pt"/>
    </style:style>
    <style:style style:name="Page_20_Number" style:display-name="Page Number" style:family="text">
      <style:text-properties style:font-name="Courier New" fo:font-size="8pt"/>
    </style:style>
    <style:style style:name="Caption_20_characters" style:display-name="Caption characters" style:family="text"/>
    <style:style style:name="Drop_20_Caps" style:display-name="Drop Caps" style:family="text"/>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ourier New1"/>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style:vertical-pos="top" style:vertical-rel="baseline"/>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5" style:display-name="List 5">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aper-tray-name="[From printer settings]" style:print-orientation="portrait" fo:margin-top="3.2cm" fo:margin-bottom="2.499cm" fo:margin-left="2.701cm" fo:margin-right="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699cm" fo:margin-left="0cm" fo:margin-right="0cm" fo:margin-top="1.199cm" style:shadow="none" style:dynamic-spacing="false"/>
      </style:footer-style>
    </style:page-layout>
    <style:page-layout style:name="Mpm2">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1cm" fo:margin-left="2.499cm" fo:margin-right="4.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72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2" style:next-style-name="Standard"/>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next-style-name="Standard"/>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yWriter</meta:generator>
    <dc:title>Hal Spacejock book one - Sample yWriter Project</dc:title>
    <dc:description><![CDATA[An incompetent, accident-prone pilot is given one last chance to save his ship. An ageing robot is trusted with a midnight landing in a deserted field. And a desperate businessman is prepared to sacrifice both of them to get what he wants...

Combining relentless action with non-stop laughs, Hal Spacejock explodes onto the science fiction scene with the subtlety of a meteor strike and the hushed reverence of a used car salesman.]]></dc:description>
    <dc:subject/>
    <meta:keyword/>
    <meta:initial-creator>Simon Haynes</meta:initial-creator>
    <dc:creator/>
    <meta:creation-date>2020-11-16T20:18:59Z</meta:creation-date>
    <dc:date/>
  </office:meta>
</office:document-meta>
</file>